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9pt" fo:font-style="italic" officeooo:rsid="0003b12a" officeooo:paragraph-rsid="0003b12a" style:font-size-asian="9pt" style:font-style-asian="italic" style:font-size-complex="9pt" style:font-style-complex="italic"/>
    </style:style>
    <style:style style:name="P2" style:family="paragraph" style:parent-style-name="Text_20_body">
      <style:text-properties style:font-name="Arial" officeooo:rsid="000169cc" officeooo:paragraph-rsid="000169cc"/>
    </style:style>
    <style:style style:name="P3" style:family="paragraph" style:parent-style-name="Text_20_body">
      <style:text-properties style:font-name="Arial" officeooo:rsid="0002972a" officeooo:paragraph-rsid="0002972a"/>
    </style:style>
    <style:style style:name="P4" style:family="paragraph" style:parent-style-name="Text_20_body">
      <style:text-properties style:font-name="Arial" officeooo:rsid="0002ffcc" officeooo:paragraph-rsid="0002ffcc"/>
    </style:style>
    <style:style style:name="P5" style:family="paragraph" style:parent-style-name="Text_20_body">
      <style:text-properties style:font-name="Arial" fo:font-style="normal" officeooo:rsid="0003b12a" officeooo:paragraph-rsid="0003b12a" style:font-style-asian="normal" style:font-style-complex="normal"/>
    </style:style>
    <style:style style:name="P6" style:family="paragraph" style:parent-style-name="Text_20_body">
      <style:text-properties style:font-name="Arial" fo:font-style="normal" officeooo:rsid="00068418" officeooo:paragraph-rsid="00068418" style:font-style-asian="normal" style:font-style-complex="normal"/>
    </style:style>
    <style:style style:name="P7" style:family="paragraph" style:parent-style-name="Text_20_body">
      <style:text-properties style:font-name="Arial" officeooo:rsid="00059785" officeooo:paragraph-rsid="00059785"/>
    </style:style>
    <style:style style:name="P8" style:family="paragraph" style:parent-style-name="Text_20_body">
      <style:text-properties style:font-name="Arial" officeooo:rsid="0006df24" officeooo:paragraph-rsid="0006df24"/>
    </style:style>
    <style:style style:name="P9" style:family="paragraph" style:parent-style-name="Text_20_body">
      <style:text-properties style:font-name="Arial" officeooo:rsid="00089952" officeooo:paragraph-rsid="00089952"/>
    </style:style>
    <style:style style:name="P10" style:family="paragraph" style:parent-style-name="Text_20_body">
      <style:text-properties style:font-name="Arial" officeooo:rsid="000dc091" officeooo:paragraph-rsid="000dc091"/>
    </style:style>
    <style:style style:name="P11" style:family="paragraph" style:parent-style-name="Heading_20_4">
      <style:text-properties officeooo:rsid="000169cc" officeooo:paragraph-rsid="000169cc"/>
    </style:style>
    <style:style style:name="P12" style:family="paragraph" style:parent-style-name="Heading_20_4">
      <style:text-properties officeooo:rsid="0002972a" officeooo:paragraph-rsid="0002972a"/>
    </style:style>
    <style:style style:name="P13" style:family="paragraph" style:parent-style-name="Heading_20_4">
      <style:text-properties officeooo:rsid="0002ffcc" officeooo:paragraph-rsid="0002ffcc"/>
    </style:style>
    <style:style style:name="P14" style:family="paragraph" style:parent-style-name="Heading_20_4">
      <style:text-properties officeooo:rsid="0003b12a" officeooo:paragraph-rsid="0003b12a"/>
    </style:style>
    <style:style style:name="P15" style:family="paragraph" style:parent-style-name="Heading_20_4">
      <style:text-properties officeooo:rsid="00068418" officeooo:paragraph-rsid="00068418"/>
    </style:style>
    <style:style style:name="P16" style:family="paragraph" style:parent-style-name="Heading_20_4">
      <style:text-properties officeooo:rsid="0006df24" officeooo:paragraph-rsid="0006df24"/>
    </style:style>
    <style:style style:name="P17" style:family="paragraph" style:parent-style-name="Heading_20_4">
      <style:text-properties officeooo:rsid="00089952" officeooo:paragraph-rsid="00089952"/>
    </style:style>
    <style:style style:name="P18" style:family="paragraph" style:parent-style-name="Text_20_body">
      <style:text-properties style:font-name="Arial" officeooo:rsid="0002972a" officeooo:paragraph-rsid="0002972a"/>
    </style:style>
    <style:style style:name="P19" style:family="paragraph" style:parent-style-name="Text_20_body">
      <style:text-properties style:font-name="Arial" officeooo:rsid="000f3482" officeooo:paragraph-rsid="000f3482"/>
    </style:style>
    <style:style style:name="T1" style:family="text">
      <style:text-properties officeooo:rsid="0002887e"/>
    </style:style>
    <style:style style:name="T2" style:family="text">
      <style:text-properties officeooo:rsid="0002972a"/>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43704"/>
    </style:style>
    <style:style style:name="T6" style:family="text">
      <style:text-properties officeooo:rsid="000c1471"/>
    </style:style>
    <style:style style:name="T7" style:family="text">
      <style:text-properties officeooo:rsid="000c47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tudio <text:span text:style-name="T1">de la web del centro</text:span></text:h>
      <text:h text:style-name="Heading_20_2" text:outline-level="2">Contenidos</text:h>
      <text:h text:style-name="P11" text:outline-level="4">Información de los cursos</text:h>
      <text:p text:style-name="P2">Una cosa que yo como estudiante sufrí mucho es la falta de explicación de los diversos cursos de los centros, provocando no saber qué estudiar ni en qué centro ya que, como mucho conocía el nombre del curso que podría realizar. Es por ello que siento que una buena implementación para al web sería la acalaración de las materias y no sólo del módulo general. Se podría implementar un apartado de cursos donde se añada las materias que se imparte cada año, junto a información sobre ella como los profesores que la enseñan en el centro en cuestión, si es optativo u obligatoria o incluso un índice de los temas a estudiar <text:span text:style-name="T5">al igual que hace la UGR</text:span>.</text:p>
      <text:p text:style-name="P10">Adicionalmente siento que subir las diapositivas y pdfs de cada asignautra puede resutar de gran ayuda a alumnos interesados en estudiar un tema en concreto o prepararse para entrar al próximo curso en el centro, teniendo en mente los temas que verá y cómo los verá.</text:p>
      <text:h text:style-name="P11" text:outline-level="4">Informar a los alumnos de las actividades</text:h>
      <text:p text:style-name="P2">Otra cosa importante a mi parecer sería el notificar desde la propia página web del centro de los diferentes eventos como excursiones, <text:span text:style-name="T2">las vacaciones</text:span> o la publicación de notas ya que, a pesar de ya de por si ser todo ello publicado en iPasen, hay muchos alumnos menores en <text:span text:style-name="T1">el centro sin acceso a esta aplicación.</text:span></text:p>
      <text:h text:style-name="P12" text:outline-level="4">Conocer formas de acceso al centro</text:h>
      <text:p text:style-name="P3">Cuando vas a un centro nuevo, principalmente si vienes de lejos, te interesa conocer los medios que se tienen para ir al mismo. En nuestro centro en cuestión, tenemos la suerte que tenemos una parada de metro y autobús cerca, pero en ningún momento es aclarado en ningún lugar, por lo que el añadir esta información me parece bastante importante y que a más de uno le puede ayudar mucho.</text:p>
      <text:h text:style-name="P12" text:outline-level="4">Conocer el instituto</text:h>
      <text:p text:style-name="P3">Cuando se va a un centro nuevo, siempre es bueno conocer cómo es: patio, aulas, pasillos, el exterior… Es por ello que me parece relevante el añadir fotos del centro que los nuevos alumnos conozcan dónde van a ir y las instalaciones que tienen ya que, a pesar de poder mirarlo en las redes sociales, las fotos que se publican tienen una finalidad en específico y no enseñan el instituto per se.</text:p>
      <text:p text:style-name="P19">Además que añadir un vídeo bien editado presentando al centro, puede dar una sensación de profesionalidad a la página y ayuda al alumno a conocerlo.</text:p>
      <text:h text:style-name="Heading_20_2" text:outline-level="2"><text:soft-page-break/>Diseño</text:h>
      <text:h text:style-name="P12" text:outline-level="4">Textos</text:h>
      <text:p text:style-name="P3">Tanto en la página actual del centro como en la nueva con <text:span text:style-name="T3">wordpress </text:span><text:span text:style-name="T4">veo que hay textos que en determinados momentos no se pueden leer en lo absoluto y, muchas veces, son compleamente irrelevantes estropeando un poco la estética general de la página.</text:span></text:p>
      <text:h text:style-name="P12" text:outline-level="4">Imágenes</text:h>
      <text:p text:style-name="P3">También es bastante notorio que hay diversas imágenes que se encuentran achatadas o muy estiradas, estropeando de nuevo la estética o incluso volviendo muy difícil de comprender la propia imagen (principalmente si tiene texto).</text:p>
      <text:p text:style-name="P4">Además, hay ciertas imágenes que saltan muchísimo de la estética general, por lo que habrá que pocurar que las imágenes que se añadan sigan todas una estética que encaje con el resto de imágenes y con toda la página per se.</text:p>
      <text:p text:style-name="P7">Adicionalmente hay ciertas imágenes que no cargan y dejan un espacio vacío en la página sin sentido.</text:p>
      <text:h text:style-name="P13" text:outline-level="4">Contenidos</text:h>
      <text:p text:style-name="P4">Hay ciertos apartados que se encuentran vacíos, haciendo que sea un apartado que sobra o dando la impresión que la página está sin acabar. </text:p>
      <text:h text:style-name="P14" text:outline-level="4">Diseño general</text:h>
      <text:p text:style-name="P5">En general el diseño está bien tanto en la nueva como en la antigura, pero hay algunas cosas como algunos colores en partes concretas que no dejan del todo, a mi parecer, con un buen sabor de boca.</text:p>
      <text:h text:style-name="P15" text:outline-level="4">Departamentos</text:h>
      <text:p text:style-name="P6">En cuanto los depatamentos, las imágenes de los profesores junto a sus nombres puede generar confusión por los márgenes ya que, a pesar de la foto del profesor está encima de su nombre, puede parecer que está al revés ya que el nombre está más cercano a la foto del profesor que se encuentra abajo. Además de no estar muy actualizado, ya que se indica como “jefe de departamento” a profesores que ya no son jefes del departamento.</text:p>
      <text:h text:style-name="P16" text:outline-level="4">Interactibilidad</text:h>
      <text:p text:style-name="P8">Las animaciones se ven “smooth” generando <text:s/>un gusto hacia el usuario, pero algunas son un poco exageradas o se encuentran mal realizadas.</text:p>
      <text:p text:style-name="P8">Por otro lado, queda claro en todo momento dónde puedes hacer clic para continuar viendo la página y dónde realmente no.</text:p>
      <text:h text:style-name="P17" text:outline-level="4">Uso de herramientas</text:h>
      <text:p text:style-name="P9">De forma completamente personal, siento que un instituto que enseña a los alumnos sobre desarrollo web que usa herramientas para facilitarte el desarrollo para su propia <text:soft-page-break/>página no queda del todo profesional: ya que aquí hay gente que sabe de un tema en concreto, se puede<text:span text:style-name="T6">n</text:span> utilizar <text:span text:style-name="T6">esos conocimientos</text:span> para darle un aspecto más único al centro y profesional. Por lo que yo pienso que se podría <text:span text:style-name="T7">intentar </text:span>pasar todo a código o incluso <text:span text:style-name="T7">a </text:span>frameworks como lo puede ser Angular, usando las mismas tecnologías que páginas profesiona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9pt" fo:font-style="italic" officeooo:rsid="0003b12a" officeooo:paragraph-rsid="0003b12a" style:font-size-asian="9pt" style:font-style-asian="italic" style:font-size-complex="9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ES Francisco Ayal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09:53:43.233543480</meta:creation-date>
    <dc:date>2025-04-01T10:52:02.150086433</dc:date>
    <meta:editing-duration>PT44M32S</meta:editing-duration>
    <meta:editing-cycles>13</meta:editing-cycles>
    <meta:generator>LibreOffice/24.2.1.2$Linux_X86_64 LibreOffice_project/420$Build-2</meta:generator>
    <meta:document-statistic meta:table-count="0" meta:image-count="0" meta:object-count="0" meta:page-count="3" meta:paragraph-count="31" meta:word-count="834" meta:character-count="4772" meta:non-whitespace-character-count="3967"/>
  </office:meta>
</office:document-meta>
</file>